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Rasa SemiBold" svg:font-family="'Rasa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99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list-style-name="L2">
      <style:graphic-properties fo:min-height="8.884cm"/>
      <style:paragraph-properties style:writing-mode="lr-tb"/>
    </style:style>
    <style:style style:name="pr6" style:family="presentation" style:parent-style-name="Default-title" style:list-style-name="L1">
      <style:graphic-properties fo:min-height="3.8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style:paragraph-properties fo:margin-top="0.5cm" fo:margin-bottom="0cm"/>
    </style:style>
    <style:style style:name="P7" style:family="paragraph">
      <style:paragraph-properties fo:margin-top="0.5cm" fo:margin-bottom="0cm" style:writing-mode="lr-tb"/>
      <style:text-properties style:font-name="Frutiger Light Condensed"/>
    </style:style>
    <style:style style:name="P8" style:family="paragraph">
      <style:paragraph-properties fo:margin-top="0.5cm" fo:margin-bottom="0cm" fo:text-align="start"/>
    </style:style>
    <style:style style:name="P9" style:family="paragraph">
      <loext:graphic-properties draw:fill="none" draw:fill-color="#ffffff"/>
      <style:paragraph-properties style:writing-mode="lr-tb"/>
      <style:text-properties style:font-name="Frutiger Light Condensed"/>
    </style:style>
    <style:style style:name="P10" style:family="paragraph">
      <loext:graphic-properties draw:fill="none" draw:fill-color="#ffffff"/>
      <style:paragraph-properties style:writing-mode="lr-tb"/>
      <style:text-properties style:font-name="Frutiger Light Condensed" fo:font-size="10pt" style:font-size-asian="10pt" style:font-size-complex="10pt"/>
    </style:style>
    <style:style style:name="P11" style:family="paragraph">
      <style:paragraph-properties fo:text-align="start"/>
      <style:text-properties style:font-name="Frutiger Light Condensed"/>
    </style:style>
    <style:style style:name="P12" style:family="paragraph">
      <style:text-properties style:font-name="Frutiger Light Condensed"/>
    </style:style>
    <style:style style:name="P13" style:family="paragraph">
      <loext:graphic-properties draw:fill-color="#ffffff"/>
    </style:style>
    <style:style style:name="P14" style:family="paragraph">
      <style:text-properties style:font-name="Frutiger Light Condensed" fo:font-size="10pt" style:font-size-asian="10pt" style:font-size-complex="10pt"/>
    </style:style>
    <style:style style:name="P15" style:family="paragraph">
      <loext:graphic-properties draw:fill="none" draw:fill-color="#ffffff"/>
      <style:text-properties style:font-name="Frutiger Light Condensed" fo:font-size="10pt" style:font-size-asian="10pt" style:font-size-complex="10pt"/>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 style:family="text">
      <style:text-properties style:font-name="Frutiger Light Condensed" fo:font-weight="normal" style:font-weight-asian="normal" style:font-weight-complex="normal"/>
    </style:style>
    <style:style style:name="T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6" style:family="text">
      <style:text-properties fo:color="#c9211e" style:font-name="Frutiger Light Condensed"/>
    </style:style>
    <style:style style:name="T7"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8" style:family="text">
      <style:text-properties style:font-name="Frutiger Light Condensed" fo:font-size="10pt" style:font-size-asian="10pt" style:font-size-complex="10pt"/>
    </style:style>
    <style:style style:name="T9" style:family="text">
      <style:text-properties fo:color="#c9211e" style:font-name="Frutiger Light Condensed" fo:font-size="10pt" style:font-size-asian="10pt" style:font-size-complex="10pt"/>
    </style:style>
    <style:style style:name="T10" style:family="text">
      <style:text-properties fo:color="#000000" style:font-name="Frutiger Light Condensed" fo:font-size="10pt" style:font-size-asian="10pt" style:font-size-complex="10pt"/>
    </style:style>
    <style:style style:name="T11" style:family="text">
      <style:text-properties fo:color="#c9211e"/>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aytrac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Introdu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tracing, foundamentally, </text:span><text:span text:style-name="T2">solves visibility problem</text:span><text:span text:style-name="T1">: two points are visible to each other if line segment that joins them does not intersect any obstacle.</text:span></text:p>
                <text:list>
                  <text:list-item>
                    <text:p><text:span text:style-name="T3">First, we need to determine which objects are visible from camera – visibility problem! </text:span><text:span text:style-name="T1">Based on defined camera, ray-tracing-based rendering is inherently providing </text:span><text:span text:style-name="T2">perspective or orthographic projection </text:span><text:span text:style-name="T4">in rendered image.</text:span></text:p>
                  </text:list-item>
                  <text:list-item>
                    <text:p><text:span text:style-name="T1">Secondly, we need to determine color and intensity of visible objects. This is solved using </text:span><text:span text:style-name="T2">shading</text:span><text:span text:style-name="T1"> which relies on </text:span><text:span text:style-name="T2">light transport</text:span><text:span text:style-name="T1"> (which relies on visibility problem) to obtain incoming light to surface.</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generating ray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 is fundamental element of raytracing. It is used for finding visible objects from camera as well as later in shading, that is, light transport.</text:span></text:p>
              </text:list-item>
              <text:list-item>
                <text:p><text:span text:style-name="T1">To generate ray, we use camera description in a 3D scene, e.g., pinhole camera.</text:span></text:p>
                <text:list>
                  <text:list-item>
                    <text:p><text:span text:style-name="T1">Camera defines eye (aperture) position as well as film plane position, size and distance from aperture. Film plane is raster image: array of pixels</text:span></text:p>
                  </text:list-item>
                </text:list>
              </text:list-item>
              <text:list-item>
                <text:p><text:span text:style-name="T1">Rays are generated by starting from eye and passing through the center of each pixel in the film plane.</text:span></text:p>
                <text:list>
                  <text:list-item>
                    <text:p><text:span text:style-name="T1">It is possible, and in practice always desired, to generate multiple rays for each pixel. We will discuss this later, but it is important to note that large portion of the scene is actually represented by only one pixel. Since pixel can represent only one color, it is important to use multiple rays to obtain the color which is the most representative for that part of the scene covered by the pixel.</text:span></text:p>
                  </text:list-item>
                </text:list>
              </text:list-item>
              <text:list-item>
                <text:p><text:span text:style-name="T1">Generated rays are called </text:span><text:span text:style-name="T2">camera/primary rays</text:span><text:span text:style-name="T1">. These rays will be used to compute the visible objects for current camera position. This method can be called </text:span><text:span text:style-name="T2">ray-casting</text:span></text:p>
              </text:list-item>
            </text:list>
            <text:p><text:span text:style-name="T1">&lt;IMAGE: GENERATING RAYS&gt;</text:span></text:p>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3"><text:span text:style-name="T1">Raytracing: generating rays algorith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Camera rays: testing for intersection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amera rays are </text:span><text:span text:style-name="T2">traced</text:span><text:span text:style-name="T1"> into the 3D scene</text:span></text:p>
                <text:list>
                  <text:list-item>
                    <text:p><text:span text:style-name="T1">They are tested for intersection with each object in 3D scene: we loop over all 3D objects and test them for intersection with camera ray.</text:span></text:p>
                  </text:list-item>
                  <text:list-item>
                    <text:p><text:span text:style-name="T1">Note that in this step, we are interested in a shape of 3D object. Later, once intersection is determined material will be used during the shading step. Therefore, this shows usefulness of decoupling material and shape of 3D object (if one decides on such rendering architecture decision).</text:span></text:p>
                  </text:list-item>
                </text:list>
              </text:list-item>
              <text:list-item>
                <text:p><text:span text:style-name="T1">Two possibilities are:</text:span></text:p>
                <text:list>
                  <text:list-item>
                    <text:p><text:span text:style-name="T1">Ray intersects an object</text:span></text:p>
                  </text:list-item>
                  <text:list-item>
                    <text:p><text:span text:style-name="T1">Ray doesn’t intersects anything → intersect background</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esting object intersections</text:span></text:p>
          </draw:text-box>
        </draw:frame>
        <draw:frame presentation:style-name="pr5" draw:text-style-name="P7" draw:layer="layout" svg:width="25.199cm" svg:height="9.134cm" svg:x="1.4cm" svg:y="3.685cm" presentation:class="outline" presentation:user-transformed="true">
          <draw:text-box>
            <text:list text:style-name="L2">
              <text:list-item>
                <text:p text:style-name="P6"><text:span text:style-name="T1">In lesson on objects in 3D scene, we have seen that </text:span><text:span text:style-name="T2">various shape representations</text:span><text:span text:style-name="T1"> exist for 3D objects.</text:span></text:p>
                <text:list>
                  <text:list-item>
                    <text:p><text:span text:style-name="T1">Parametric representations (e.g., simple objects; spheres), mesh, curves, curved surfaces, subivision surfaces, voxels, SDFs, etc.</text:span></text:p>
                  </text:list-item>
                </text:list>
              </text:list-item>
              <text:list-item>
                <text:p text:style-name="P6"><text:span text:style-name="T1">Objects which shapes are represented parametrically can be tested analytically: spheres, planes, disks, etc.</text:span></text:p>
                <text:list>
                  <text:list-item>
                    <text:p><text:span text:style-name="T1">Very often, you will see raytracing demo scenes containing (only) planes and spheres!</text:span></text:p>
                  </text:list-item>
                </text:list>
              </text:list-item>
              <text:list-item>
                <text:p><text:span text:style-name="T1">For other objects, ray-shape intersection must be defined for each representation separately. </text:span></text:p>
                <text:list>
                  <text:list-item>
                    <text:p><text:span text:style-name="T1">For example, different intersection test is performed for triangle meshes, quad meshes, curved surfaces, etc.</text:span></text:p>
                  </text:list-item>
                </text:list>
              </text:list-item>
              <text:list-item>
                <text:p><text:span text:style-name="T1">Alternative solution (which is taken by almost all professional rendering software) is to convert each shape representation to same internal representation which is used for rendering. This internal representation is in almost all cases triangulated mesh and for this representation, the conversion method is called </text:span><text:span text:style-name="T2">tessellation</text:span></text:p>
                <text:list>
                  <text:list-item>
                    <text:p><text:span text:style-name="T4">As discussed in lectures on 3D scene modeling, it is worth highlighting again the two sides of the computer graphics/image generation: authoring of 3D scene and rendering it. Certain representations are much more easier and efficient to handle on authoring level and some are much more efficient to handle for rendering purposes. Therefore, efficient mapping of those representations quite important and researched.</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8"><text:span text:style-name="T1">Tessellation and triangulated mesh.</text:span></text:p>
          </draw:text-box>
        </draw:frame>
        <draw:frame presentation:style-name="pr4" draw:text-style-name="P1" draw:layer="layout" svg:width="25.199cm" svg:height="9.134cm" svg:x="1.4cm" svg:y="3.685cm" presentation:class="outline" presentation:user-transformed="true">
          <draw:text-box>
            <text:list text:style-name="L2">
              <text:list-header>
                <text:p text:style-name="P6"><text:span text:style-name="T1"/></text:p>
              </text:list-header>
              <text:list-item>
                <text:p><text:span text:style-name="T1">Conversion of almost any type of surface to a triangulated mesh (tessellation) is well researched and feasible.</text:span></text:p>
              </text:list-item>
              <text:list-item>
                <text:p text:style-name="P6"><text:span text:style-name="T1">Tessellation process can be done after modeling of shape is done and when exporting takes place or it can be done during rendering (render time).</text:span></text:p>
              </text:list-item>
              <text:list-item>
                <text:p><text:span text:style-name="T1">Why triangles?</text:span></text:p>
                <text:list>
                  <text:list-item>
                    <text:p><text:span text:style-name="T1">Triangulated mesh is also basic rendering primitive for rasterization-based renderers. Furthermore, graphics hardware is adapted and optimized to efficiently process triangles.</text:span></text:p>
                  </text:list-item>
                  <text:list-item>
                    <text:p><text:span text:style-name="T1">Triangles are necessary co-planar which makes various computations, such as ray-triangle, much easier</text:span></text:p>
                  </text:list-item>
                  <text:list-item>
                    <text:p><text:span text:style-name="T1">Lot of research was devoted to efficient computation of ray-triangle</text:span></text:p>
                  </text:list-item>
                  <text:list-item>
                    <text:p><text:span text:style-name="T1">For triangles we can easily compute barycentric coordinates which are essential to shading.</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Intersection test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or now we will discuss some popular ray-intersection tests:</text:span></text:p>
                <text:list>
                  <text:list-item>
                    <text:p><text:span text:style-name="T1">Plane: TODO</text:span></text:p>
                  </text:list-item>
                  <text:list-item>
                    <text:p><text:span text:style-name="T1">Sphere: TODO</text:span></text:p>
                  </text:list-item>
                  <text:list-item>
                    <text:p><text:span text:style-name="T1">Triangle: TODO</text:span></text:p>
                  </text:list-item>
                </text:list>
              </text:list-item>
              <text:list-item>
                <text:p><text:span text:style-name="T1">This serves as good basis for investigating further on ray-shape intersection which is highly researched and developed topic*</text:span></text:p>
              </text:list-item>
            </text:list>
          </draw:text-box>
        </draw:frame>
        <draw:frame draw:style-name="gr2" draw:text-style-name="P9" draw:layer="layout" svg:width="26.162cm" svg:height="1.038cm" svg:x="0.762cm" svg:y="13.716cm">
          <draw:text-box>
            <text:p><text:span text:style-name="T1">* https://www.realtimerendering.com/intersections.html</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text-style-name="P4" draw:layer="layout" svg:width="25.199cm" svg:height="3.863cm" svg:x="1.4cm" svg:y="0.011cm" presentation:class="title" presentation:user-transformed="true">
          <draw:text-box>
            <text:p text:style-name="P3"><text:span text:style-name="T1">Testing intersections (triangulated meshes) algorith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item>
                <text:p text:style-name="P6"><text:span text:style-name="T1"/></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Notes on testing intersections</text:span></text:p>
          </draw:text-box>
        </draw:frame>
        <draw:frame presentation:style-name="pr4" draw:text-style-name="P7" draw:layer="layout" svg:width="25.199cm" svg:height="9.134cm" svg:x="1.4cm" svg:y="3.685cm" presentation:class="outline" presentation:user-transformed="true">
          <draw:text-box>
            <text:list text:style-name="L2">
              <text:list-item>
                <text:p text:style-name="P6"><text:span text:style-name="T1">Time to render a scene is (directly) proportional to the number of triangles in the scene.</text:span></text:p>
              </text:list-item>
              <text:list-item>
                <text:p text:style-name="P6"><text:span text:style-name="T1">Raytracing-based rendering, in shading step, has to test more triangles in the scene than compared to rasterizer where many of triangles can be discarded if not visible from camera (e.g., back faces of object – back face culling).</text:span></text:p>
              </text:list-item>
              <text:list-item>
                <text:p text:style-name="P6"><text:span text:style-name="T1">Therefore, efficient ray-object intersections are needed!</text:span></text:p>
              </text:list-item>
              <text:list-item>
                <text:p text:style-name="P6"><text:span text:style-name="T1">Additional optimization: not all triangles have to be tested for intersections. If certain parts of the scene are not relevant for current ray, they can be skipped</text:span></text:p>
                <text:list>
                  <text:list-item>
                    <text:p><text:span text:style-name="T5">Spatial acceleration data structures –</text:span><text:span text:style-name="T3"> </text:span><text:span text:style-name="T4">object shape information is “sorted” in 3D scene and scene is spatially subdivided. This way, rays first test larger volumes of the scene and if that volume is not relevant, all objects inside do not have to be tested for intersections! Such acceleration structures require pre-computation overhead: if we are rendering static scenes, then it is computed only once before rendering. If we are rendering animated scenes, these datastructures must be pre-computed each time objects move (each frame) before rendering.</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esting intersections: practical ti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ame ray-shape intersection algorithm can be used for any kind of tracing ray into the scene since only information is current ray and objects in the scene. Therefore we can use it both for:</text:span></text:p>
                <text:list>
                  <text:list-item>
                    <text:p><text:span text:style-name="T1">Camera rays used to determine what is visible from camera</text:span></text:p>
                  </text:list-item>
                  <text:list-item>
                    <text:p><text:span text:style-name="T1">Rays used in light transport for gathering light</text:span></text:p>
                  </text:list-item>
                </text:list>
              </text:list-item>
              <text:list-item>
                <text:p><text:span text:style-name="T1">Therefore, this part of the code can be encapsulated</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esting intersections: multiple hit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ine scene where we have several layers of the objects so that behind one object, there is another one. </text:span><text:span text:style-name="T6">&lt;IMAGE&gt;</text:span></text:p>
              </text:list-item>
              <text:list-item>
                <text:p><text:span text:style-name="T1">Tracing ray in this case intersects multiple objects</text:span></text:p>
              </text:list-item>
              <text:list-item>
                <text:p><text:span text:style-name="T1">When determining what is visible from camera, we take the first intersection - one closest to the camera</text:span></text:p>
              </text:list-item>
              <text:list-item>
                <text:p><text:span text:style-name="T1">Note that based on material, objects behind will influence (transparent objects) or be simply discarded (opaque objects). </text:span></text:p>
                <text:list>
                  <text:list-item>
                    <text:p><text:span text:style-name="T1">This computation is performed in shading step. This is important element to take in account - we need to trace additional rays for computing incoming light to intersected point not only from surfaces facing the intersected point – but also surfaces which are behind.</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 text:style-name="P3"><text:span text:style-name="T1">Testing intersections: multiple hits algorithm</text:span></text:p>
          </draw:text-box>
        </draw:frame>
        <draw:frame presentation:style-name="pr4" draw:text-style-name="P1" draw:layer="layout" svg:width="25.199cm" svg:height="9.134cm" svg:x="1.4cm" svg:y="3.685cm" presentation:class="outline" presentation:user-transformed="true">
          <draw:text-box>
            <text:list text:style-name="L2">
              <text:list-item>
                <text:p>TODO</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3"><text:span text:style-name="T1">Object intersection: shad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nce intersection with object is found, we need to calculate color and intensity (appearance ) of that point. <text:s/>Method for calculating this is called </text:span><text:span text:style-name="T2">shading</text:span><text:span text:style-name="T1">.</text:span></text:p>
              </text:list-item>
              <text:list-item>
                <text:p><text:span text:style-name="T2">Shading takes in account material and shape of the objects and couples it with light to compute color and intensity of intersected point.</text:span></text:p>
              </text:list-item>
              <text:list-item>
                <text:p><text:span text:style-name="T7">Important shape information in intersected point used in shading are: position</text:span><text:span text:style-name="T4">, normal, texture coordinates, surface derivatives. </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Shad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lor of an object at any point is the result of the way object returns or reflects light falling on that point to camera.</text:span></text:p>
              </text:list-item>
              <text:list-item>
                <text:p><text:span text:style-name="T7">Color and intensity of object varies across surface. In intersection point </text:span><text:span text:style-name="T1">- </text:span><text:span text:style-name="T2">shading point</text:span><text:span text:style-name="T1">**, color and intensity* depends on:</text:span></text:p>
                <text:list>
                  <text:list-item>
                    <text:p><text:span text:style-name="T1">Amount of incoming light – how much surface is oriented to emitter (direct light) or other surface which reflects emitter or another surface (indirect light) and how much light actually falls onto the shading point.</text:span></text:p>
                  </text:list-item>
                  <text:list-item>
                    <text:p><text:span text:style-name="T1">Incoming light direction – from where is light falling on shading point</text:span></text:p>
                  </text:list-item>
                  <text:list-item>
                    <text:p><text:span text:style-name="T3">Surface material – as discussed </text:span><text:span text:style-name="T1">in object modeling lesson, material can be decomposed in scattering (reflection) characteristic described by BSDF (BRDF) and variation of its properties (color, roughness, etc.) across surface – Texture. </text:span></text:p>
                  </text:list-item>
                  <text:list-item>
                    <text:p><text:span text:style-name="T1">Position of camera – as discussed in object modeling lesson, some materials (that is scattering functions) depend on viewer position and are not reflecting light equally in all directions.</text:span></text:p>
                  </text:list-item>
                </text:list>
              </text:list-item>
            </text:list>
          </draw:text-box>
        </draw:frame>
        <draw:frame draw:style-name="gr3" draw:text-style-name="P10" draw:layer="layout" svg:width="25.908cm" svg:height="1.559cm" svg:x="0.762cm" svg:y="13.462cm">
          <draw:text-box>
            <text:p><text:span text:style-name="T8">* Several times it has been mentioned “color and intensity”. In real world this is the same part of phenomena we see. In computer graphics this is decomposed for easier simulation and handling. </text:span><text:span text:style-name="T9">&lt;TODO&gt;</text:span></text:p>
            <text:p><text:span text:style-name="T10">** At this stage, we can start call intersection point the shading point. This is popular and important term to keep in mind.</text:span></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11">Shading and light transport</text:p>
          </draw:text-box>
        </draw:frame>
        <draw:frame presentation:style-name="pr4" draw:text-style-name="P5" draw:layer="layout" svg:width="25.199cm" svg:height="9.134cm" svg:x="1.4cm" svg:y="3.685cm" presentation:class="outline" presentation:user-transformed="true">
          <draw:text-box>
            <text:list text:style-name="L2">
              <text:list-item>
                <text:p text:style-name="P12">As we have seen, shading depends on object characteristics (material and shape) but also very much on incoming light.</text:p>
              </text:list-item>
              <text:list-item>
                <text:p text:style-name="P12">The process of “gathering” incoming light on shading point is called light transport.</text:p>
              </text:list-item>
            </text:list>
            <text:p text:style-name="P12"><text:span text:style-name="T11">&lt;IMAGE: gathering light in shading point&gt;</text:span></text:p>
            <text:list text:continue-numbering="true" text:style-name="L2">
              <text:list-item>
                <text:p text:style-name="P12">In raytracing, light is gathered by tracing rays from intersection point to the 3D scene.</text:p>
                <text:list>
                  <text:list-item>
                    <text:p text:style-name="P12">Reminder: the ray generated by camera to find what is visible is called camera ray. </text:p>
                  </text:list-item>
                  <text:list-item>
                    <text:p text:style-name="P12">All rays that are casted after camera ray – from intersection of camera ray and object to the scene are called <text:span text:style-name="T12">secondary rays</text:span></text:p>
                  </text:list-item>
                  <text:list-item>
                    <text:p text:style-name="P12">Secondary rays have specific names depending on their task:</text:p>
                    <text:list>
                      <text:list-item>
                        <text:p text:style-name="P12">Ray casted toward light is called <text:span text:style-name="T12">shadow ray</text:span></text:p>
                      </text:list-item>
                      <text:list-item>
                        <text:p text:style-name="P12"><text:span text:style-name="T13">Ray casted from mirror is called </text:span><text:span text:style-name="T12">reflection ray</text:span></text:p>
                      </text:list-item>
                    </text:list>
                  </text:list-item>
                </text:list>
              </text:list-item>
              <text:list-item>
                <text:p text:style-name="P12"><text:span text:style-name="T12">Secondary rays used in light transport are solving visibility problem! </text:span><text:span text:style-name="T13">For example secondary ray casted towards light connects two points: intersection point and light position. And it is important to evaluate if these two points are visible to each other – if there is another object on this segment.</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 text:style-name="P3">Light transport</text:p>
          </draw:text-box>
        </draw:frame>
        <draw:frame presentation:style-name="pr4" draw:layer="layout" svg:width="25.199cm" svg:height="9.134cm" svg:x="1.4cm" svg:y="3.685cm" presentation:class="outline">
          <draw:text-box>
            <text:list text:style-name="L2">
              <text:list-item>
                <text:p>https://www.scratchapixel.com/lessons/3d-basic-rendering/ray-tracing-overview/light-transport-ray-tracing-whitted</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Shading and light transport: algorith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Notes on ray-tracing based rend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ros:</text:span></text:p>
                <text:list>
                  <text:list-item>
                    <text:p><text:span text:style-name="T1">Ray-tracing based rendering is clear and straightforward method to implement*</text:span></text:p>
                  </text:list-item>
                  <text:list-item>
                    <text:p><text:span text:style-name="T1">It represent unified framework for computing what is visible from camera (primary ray intersections), with inherent perspective/orthographics projection and computing light transport – visibility between surfaces in 3D scene (secondary ray intersections) required for the shading process.</text:span></text:p>
                  </text:list-item>
                </text:list>
              </text:list-item>
              <text:list-item>
                <text:p><text:span text:style-name="T1">Cons:</text:span></text:p>
                <text:list>
                  <text:list-item>
                    <text:p><text:span text:style-name="T1">It requires efficient methods for testing ray-shape intersections: sometimes hard to develop (good understanding of mathematics, particularly geometry and linear algebra for geometrical or analytical solutions) </text:span></text:p>
                  </text:list-item>
                  <text:list-item>
                    <text:p><text:span text:style-name="T1">Ray-shape intersections test are core element during rendering and they are often very expensive</text:span></text:p>
                  </text:list-item>
                  <text:list-item>
                    <text:p><text:span text:style-name="T3">For advanced light transport needed in shading stage, ray-tracing-based renderer must store all scene objects </text:span><text:span text:style-name="T1">must be readly available for intersection testing and material evaluation**. An example where is this needed is to compute indirect light or shadows casted by different objects.</text:span></text:p>
                  </text:list-item>
                  <text:list-item>
                    <text:p><text:span text:style-name="T1">Additional acceleration datastructures are often desired to accelerate ray-scene intersections. These datastructures require efficient development, cause additional precomputations (with tremendous acceleration times, though) and require a lot of memory – even more for animated scenes.</text:span></text:p>
                  </text:list-item>
                </text:list>
              </text:list-item>
            </text:list>
          </draw:text-box>
        </draw:frame>
        <draw:frame draw:style-name="gr4" draw:text-style-name="P15" draw:layer="layout" svg:width="25.908cm" svg:height="2.249cm" svg:x="1.27cm" svg:y="13.716cm">
          <draw:text-box>
            <text:p text:style-name="P14"><text:span text:style-name="T8">* Implementing production ray-tracing based rendering requires a lot of additional features than ones that we have discussed: support for render-time displacement mapping (shape vertices offsetting given height map), motion blur, programmable shading stage (a program which is evaluated for primary ray intersections). </text:span></text:p>
            <text:p text:style-name="P14"><text:span text:style-name="T8">** As we will discuss, this is not needed for rasterizer since only visible geometry is taken in account – which on the other hand disables advanced light transport (again, visibility calculation between objects in the scene) and thus shading.</text:span></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11" draw:layer="layout" svg:width="25.199cm" svg:height="3.863cm" svg:x="1.4cm" svg:y="0.011cm" presentation:class="title" presentation:user-transformed="true">
          <draw:text-box>
            <text:p text:style-name="P11">Ray-tracing: peek into future which already started</text:p>
          </draw:text-box>
        </draw:frame>
        <draw:frame presentation:style-name="pr4" draw:text-style-name="P12" draw:layer="layout" svg:width="25.199cm" svg:height="9.134cm" svg:x="1.4cm" svg:y="3.685cm" presentation:class="outline" presentation:user-transformed="true">
          <draw:text-box>
            <text:list text:style-name="L2">
              <text:list-item>
                <text:p text:style-name="P12">Due to nature of ray-tracing-based visibility and shading calculations, they are mostly written for CPUs</text:p>
              </text:list-item>
              <text:list-item>
                <text:p text:style-name="P12">Porting ray-tracers to GPU was done in 90s</text:p>
              </text:list-item>
              <text:list-item>
                <text:p text:style-name="P12">Ray-tracing ideas are often used on GPU and rasterizer renderers, but not to a full extent we discussed</text:p>
              </text:list-item>
              <text:list-item>
                <text:p text:style-name="P12">Newer graphics hardware (currently led by Nvidia with RTX family of graphics cars) and new graphics APIs (DirectX 12, Vulkan) are supporting hardware-accelerated ray-tracing – a new hardware and then software element called raytracing kernel can be now used in combination with rasterizer-based renderer to compute complex scene effects such are reflections, soft shadows, indirect illumination, etc.</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Rasa SemiBold" svg:font-family="'Rasa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05:51.958499103</meta:creation-date>
    <meta:generator>LibreOffice/6.4.7.2$Linux_X86_64 LibreOffice_project/40$Build-2</meta:generator>
    <dc:date>2022-11-22T22:40:00.528640483</dc:date>
    <meta:editing-duration>PT8H6M11S</meta:editing-duration>
    <meta:editing-cycles>155</meta:editing-cycles>
    <meta:document-statistic meta:object-count="104"/>
  </office:meta>
</office:document-meta>
</file>